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55cm" svg:height="1.27cm" svg:x="4.875cm" svg:y="7.785cm">
          <text:p text:style-name="P1">Acquir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097cm" svg:y1="5.95cm" svg:x2="4.875cm" svg:y2="8.42cm" draw:start-shape="id1" draw:start-glue-point="2" draw:end-shape="id2" draw:end-glue-point="3" svg:d="m4097 5950v2470h778">
          <text:p/>
        </draw:connector>
        <draw:custom-shape draw:style-name="gr1" draw:text-style-name="P1" draw:id="id3" draw:layer="layout" svg:width="2.513cm" svg:height="1.27cm" svg:x="4.912cm" svg:y="11.83cm">
          <text:p text:style-name="P1">Expor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097cm" svg:y1="5.95cm" svg:x2="4.912cm" svg:y2="12.465cm" draw:start-shape="id1" draw:start-glue-point="2" draw:end-shape="id3" draw:end-glue-point="3" svg:d="m4097 5950v6515h815">
          <text:p/>
        </draw:connector>
        <draw:custom-shape draw:style-name="gr1" draw:text-style-name="P1" draw:id="id4" draw:layer="layout" svg:width="4.37cm" svg:height="1.27cm" svg:x="6.79cm" svg:y="9.055cm">
          <text:p text:style-name="P1">doPrepIF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5.08cm" svg:height="1.27cm" svg:x="6.79cm" svg:y="10.525cm">
          <text:p text:style-name="P1">doAcq{Strong,</text:p>
          <text:p text:style-name="P1">Medium,Weak}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15cm" svg:y1="9.055cm" svg:x2="6.79cm" svg:y2="9.69cm" draw:start-shape="id2" draw:start-glue-point="2" draw:end-shape="id4" draw:end-glue-point="3" svg:d="m6150 9055v635h640">
          <text:p/>
        </draw:connector>
        <draw:connector draw:style-name="gr2" draw:text-style-name="P1" draw:layer="layout" svg:x1="6.15cm" svg:y1="9.055cm" svg:x2="6.79cm" svg:y2="11.16cm" draw:start-shape="id2" draw:start-glue-point="2" draw:end-shape="id5" draw:end-glue-point="3" svg:d="m6150 9055v2105h640">
          <text:p/>
        </draw:connector>
        <draw:frame draw:style-name="gr3" draw:text-style-name="P3" draw:id="id1" draw:layer="layout" svg:width="3.965cm" svg:height="0.962cm" svg:x="2.115cm" svg:y="4.988cm">
          <draw:text-box>
            <text:p text:style-name="P2"><text:span text:style-name="T1">Acquisition</text:span></text:p>
          </draw:text-box>
        </draw:frame>
        <draw:custom-shape draw:style-name="gr1" draw:text-style-name="P1" draw:id="id6" draw:layer="layout" svg:width="2.55cm" svg:height="1.27cm" svg:x="4.875cm" svg:y="6.485cm">
          <text:p text:style-name="P1">Import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4.097cm" svg:y1="5.95cm" svg:x2="4.875cm" svg:y2="7.12cm" draw:start-shape="id1" draw:start-glue-point="2" draw:end-shape="id6" draw:end-glue-point="3" svg:d="m4097 5950v1170h7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zimout </meta:initial-creator>
    <meta:creation-date>2010-11-08T15:01:43</meta:creation-date>
    <meta:generator>OpenOffice.org/3.2$Unix OpenOffice.org_project/320m19$Build-9505</meta:generator>
    <dc:date>2010-11-10T17:58:22</dc:date>
    <dc:creator>azimout </dc:creator>
    <meta:editing-duration>PT00H13M20S</meta:editing-duration>
    <meta:editing-cycles>5</meta:editing-cycles>
    <meta:document-statistic meta:object-count="11"/>
  </office:meta>
</office:document-meta>
</file>